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50%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0cm" fo:line-height="150%">
        <style:tab-stops/>
      </style:paragraph-properties>
    </style:style>
    <style:style style:name="P5" style:family="paragraph">
      <style:text-properties style:font-name="Courier New1"/>
    </style:style>
    <style:style style:name="P6" style:family="paragraph">
      <loext:graphic-properties draw:fill="none" draw:fill-color="#ffffff"/>
      <style:paragraph-properties fo:margin-top="0cm" fo:margin-bottom="0cm" fo:line-height="150%">
        <style:tab-stops/>
      </style:paragraph-properties>
      <style:text-properties style:font-name="Courier New1"/>
    </style:style>
    <style:style style:name="P7" style:family="paragraph">
      <loext:graphic-properties draw:fill="none" draw:fill-color="#ffffff"/>
      <style:paragraph-properties fo:margin-top="0cm" fo:margin-bottom="0cm" fo:line-height="150%">
        <style:tab-stops/>
      </style:paragraph-properties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style:font-name="Liberation Sans3" fo:font-weight="normal" style:font-weight-asian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style:font-name="Courier New1" fo:font-size="18pt" fo:font-weight="normal" style:font-weight-asian="normal" style:font-weight-complex="normal"/>
    </style:style>
    <style:style style:name="T9" style:family="text">
      <style:text-properties style:font-name="Liberation Sans3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current Programming With Groovy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concurrent-groovy" xlink:type="simple">https://github.com/dwclark/concurrent-groovy</text:a></text:p>
            <text:p/>
            <text:p>Why Is This Presentation So Boring And On A White Background?:</text:p>
            <text:p/>
            <text:p><text:span text:style-name="T2">Because “creative” presentations inevitably involve dark backgrounds and dark text. Within 30 seconds of seeing a dark background someone in the audience will ask to change to a white background. Let's all just cut to the chase and go with boring black on white, besides it's the content you care about anyway, righ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Why Should I Care About This Stuff?</text:p>
          </draw:text-box>
        </draw:frame>
        <draw:frame draw:style-name="gr3" draw:text-style-name="P4" draw:layer="layout" svg:width="24.892cm" svg:height="9.09cm" svg:x="1.525cm" svg:y="4.065cm">
          <draw:text-box>
            <text:list text:style-name="L2">
              <text:list-item>
                <text:p text:style-name="P3">Maybe you shouldn’t, if you can get away without thinking about this stuff.</text:p>
              </text:list-item>
              <text:list-item>
                <text:p text:style-name="P3">If you have a simple “classic servlet” based application, then you may not need to.</text:p>
              </text:list-item>
              <text:list-item>
                <text:p text:style-name="P3">This includes things like older grails applications.</text:p>
              </text:list-item>
              <text:list-item>
                <text:p text:style-name="P3">Simple utilities, simple command line applications, gradle plugins also don’t really have to take this stuff into account.</text:p>
              </text:list-item>
              <text:list-item>
                <text:p text:style-name="P3">Pretty much everyone else has to at least be aware of these things.</text:p>
              </text:list-item>
              <text:list-item>
                <text:p text:style-name="P3">Especially if you are doing more reactive style programming which includes Ratpack and asynchronous servle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The Bad News</text:p>
          </draw:text-box>
        </draw:frame>
        <draw:frame draw:style-name="gr4" draw:text-style-name="P4" draw:layer="layout" svg:width="24.892cm" svg:height="10.556cm" svg:x="1.525cm" svg:y="4.065cm">
          <draw:text-box>
            <text:list text:style-name="L2">
              <text:list-item>
                <text:p text:style-name="P3">Computer clock speeds are not getting any faster.</text:p>
              </text:list-item>
              <text:list-item>
                <text:p text:style-name="P3">Exotic CPU optimizations are basically maxed out (pipelining, branch prediction, out of order instruction execution).</text:p>
              </text:list-item>
              <text:list-item>
                <text:p text:style-name="P3">The only real improvement that makes all programs faster is larger L2 caches.</text:p>
              </text:list-item>
              <text:list-item>
                <text:p text:style-name="P3">Some programs are also sped up by SSD drives (but only I/O bound ones) .</text:p>
              </text:list-item>
              <text:list-item>
                <text:p text:style-name="P3">That’s all folks!</text:p>
              </text:list-item>
              <text:list-item>
                <text:p text:style-name="P3">The only thing we are left with is the fact that computers sprout cores like mushrooms. If you want to do more or go faster you have to use them.</text:p>
              </text:list-item>
              <text:list-item>
                <text:p text:style-name="P3">The worst news: Using all your cores ranges from “about as hard as regular programming” to “here be dragons!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The Good News</text:p>
          </draw:text-box>
        </draw:frame>
        <draw:frame draw:style-name="gr5" draw:text-style-name="P4" draw:layer="layout" svg:width="24.892cm" svg:height="9.49cm" svg:x="1.525cm" svg:y="4.065cm">
          <draw:text-box>
            <text:list text:style-name="L2">
              <text:list-item>
                <text:p text:style-name="P3">It’s easier than you think.</text:p>
              </text:list-item>
              <text:list-item>
                <text:p text:style-name="P3">Simple keys to good using all your computational resourc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/>Use a friendly language and platform. Because you are using Groovy on the JVM you have this covered.</text:p>
                      </text:list-item>
                      <text:list-item>
                        <text:p text:style-name="P3"><text:s/>Identify what kind of problem you have</text:p>
                      </text:list-item>
                      <text:list-item>
                        <text:p text:style-name="P3"><text:s/>Pick the right design for your problem</text:p>
                      </text:list-item>
                      <text:list-item>
                        <text:p text:style-name="P3"><text:s/>Pick the right library for your problem</text:p>
                      </text:list-item>
                      <text:list-item>
                        <text:p text:style-name="P3"><text:s/>Only mutate what you absolutely mus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Immutability</text:p>
          </draw:text-box>
        </draw:frame>
        <draw:frame draw:style-name="gr4" draw:text-style-name="P4" draw:layer="layout" svg:width="24.892cm" svg:height="10.556cm" svg:x="1.525cm" svg:y="4.065cm">
          <draw:text-box>
            <text:list text:style-name="L2">
              <text:list-item>
                <text:p text:style-name="P3">I can’t emphasize this enough, the less you mutate, the easier your life will be.</text:p>
              </text:list-item>
              <text:list-item>
                <text:p text:style-name="P3">Every use of <text:span text:style-name="T1">final</text:span><text:span text:style-name="T3"> is at least one less bug you will have</text:span></text:p>
              </text:list-item>
              <text:list-item>
                <text:p text:style-name="P3"><text:span text:style-name="T3">If all of your fields are final you basically don’t have any problems with concurrency (yes, for the experts out there this is an oversimplification).</text:span></text:p>
              </text:list-item>
              <text:list-item>
                <text:p text:style-name="P3"><text:span text:style-name="T3">But if your all of your fields are final, you are basically programming in clojure with Groovy syntax.</text:span></text:p>
              </text:list-item>
              <text:list-item>
                <text:p text:style-name="P3"><text:span text:style-name="T3">Controlled mutation is what allows for full flexibility and performance in a multi-threaded proce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3cm" svg:x="1.401cm" svg:y="0.728cm" presentation:class="title" presentation:user-transformed="true">
          <draw:text-box>
            <text:p><text:span text:style-name="T4">import groovy.transform.*</text:span></text:p>
          </draw:text-box>
        </draw:frame>
        <draw:frame draw:style-name="gr4" draw:text-style-name="P6" draw:layer="layout" svg:width="24.892cm" svg:height="10.556cm" svg:x="1.525cm" svg:y="4.065cm">
          <draw:text-box>
            <text:list text:style-name="L2">
              <text:list-item>
                <text:p text:style-name="P3"><text:span text:style-name="T5">@Immutable</text:span><text:span text:style-name="T6">: Make a class thread safe by making mutations impossible. Use this as often as possible in concurrent code.</text:span></text:p>
              </text:list-item>
              <text:list-item>
                <text:p text:style-name="P3"><text:span text:style-name="T5">@Synchronized</text:span><text:span text:style-name="T6">: A safer alternative than using </text:span><text:span text:style-name="T5">synchronized</text:span><text:span text:style-name="T6"> keyword at the method level. Use sparingly, you should avoid locks as much as possible.</text:span></text:p>
              </text:list-item>
              <text:list-item>
                <text:p text:style-name="P3"><text:span text:style-name="T5">@WithReadLock</text:span><text:span text:style-name="T6">: Convenience annotation for wrapping methods with read locks. Use even more sparingly, read/write locks are surprisingly hard to get right.</text:span></text:p>
              </text:list-item>
              <text:list-item>
                <text:p text:style-name="P3"><text:span text:style-name="T5">@WithWriteLock</text:span><text:span text:style-name="T6">: Same as </text:span><text:span text:style-name="T5">@WithReadLock</text:span><text:span text:style-name="T6">, same warnings appl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s To Make When Doing Concurrency</text:p>
          </draw:text-box>
        </draw:frame>
        <draw:frame draw:style-name="gr6" draw:text-style-name="P7" draw:layer="layout" svg:width="24.892cm" svg:height="10.556cm" svg:x="1.525cm" svg:y="4.065cm">
          <draw:text-box>
            <text:list text:style-name="L4">
              <text:list-item>
                <text:p text:style-name="P3"><text:span text:style-name="T7"><text:s/></text:span><text:span text:style-name="T7">Do I have dedicated tasks that run for the life of my application or are they ephemeral, in other words does it make sense to name each task or not?</text:span></text:p>
              </text:list-item>
              <text:list-item>
                <text:p text:style-name="P3"><text:span text:style-name="T7"><text:s/></text:span><text:span text:style-name="T7">What kind of pool do I need?</text:span></text:p>
              </text:list-item>
              <text:list-item>
                <text:p text:style-name="P3"><text:span text:style-name="T7"><text:s/></text:span><text:span text:style-name="T7">How computationally intense are my parallel tasks?</text:span></text:p>
              </text:list-item>
              <text:list-item>
                <text:p text:style-name="P3"><text:span text:style-name="T7"><text:s/></text:span><text:span text:style-name="T7">How much shared state do I have and how complex/dependent are the tasks generating these states?</text:span></text:p>
              </text:list-item>
            </text:list>
            <text:p text:style-name="P3"><text:span text:style-name="T7"/></text:p>
            <text:p text:style-name="P3"><text:span text:style-name="T7">For each combination of the above questions, there tends to be a relatively good/safe choice at least as a first attempt at solving the prob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1, Dedicated or Ephemeral Tasks?</text:p>
          </draw:text-box>
        </draw:frame>
        <draw:frame draw:style-name="gr7" draw:text-style-name="P7" draw:layer="layout" svg:width="24.892cm" svg:height="10.556cm" svg:x="1.525cm" svg:y="4.065cm">
          <draw:text-box>
            <text:list text:style-name="L5">
              <text:list-item>
                <text:p text:style-name="P3"><text:span text:style-name="T7">I have dedicated tasks</text:span></text:p>
                <text:list>
                  <text:list-item>
                    <text:p text:style-name="P3"><text:span text:style-name="T7">I have tasks that run continuously</text:span></text:p>
                    <text:list>
                      <text:list-item>
                        <text:p text:style-name="P3"><text:span text:style-name="T7">Use </text:span><text:span text:style-name="T8">Thread.start(task)</text:span><text:span text:style-name="T9">at the start of your application</text:span></text:p>
                      </text:list-item>
                    </text:list>
                  </text:list-item>
                  <text:list-item>
                    <text:p text:style-name="P3"><text:span text:style-name="T9">I have tasks that run intermittently</text:span></text:p>
                    <text:list>
                      <text:list-item>
                        <text:p text:style-name="P3"><text:span text:style-name="T9">Create a </text:span><text:span text:style-name="T8">ScheduledExecutorService</text:span></text:p>
                      </text:list-item>
                      <text:list-item>
                        <text:p text:style-name="P3"><text:span text:style-name="T9">Schedule your tasks using </text:span><text:span text:style-name="T8">scheduleAtFixedRate </text:span><text:span text:style-name="T9">or</text:span><text:span text:style-name="T8"> scheduleWithFixedDelay</text:span></text:p>
                      </text:list-item>
                    </text:list>
                  </text:list-item>
                  <text:list-item>
                    <text:p text:style-name="P3"><text:span text:style-name="T9">Skip to decision #3</text:span></text:p>
                  </text:list-item>
                </text:list>
              </text:list-item>
              <text:list-item>
                <text:p text:style-name="P3"><text:span text:style-name="T9">I don’t have dedicated tasks, go to decision #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2, What Kind of Pool?</text:p>
          </draw:text-box>
        </draw:frame>
        <draw:frame draw:style-name="gr8" draw:text-style-name="P7" draw:layer="layout" svg:width="24.892cm" svg:height="10.808cm" svg:x="1.525cm" svg:y="4.065cm">
          <draw:text-box>
            <text:list text:style-name="L5">
              <text:list-item>
                <text:p text:style-name="P3"><text:span text:style-name="T7">My computation involves I/O (files, sockets, db connections, etc.)</text:span></text:p>
                <text:list>
                  <text:list-item>
                    <text:p text:style-name="P3"><text:span text:style-name="T7">Create a growable/shrinkable </text:span><text:span text:style-name="T8">ThreadPoolExecutor</text:span><text:span text:style-name="T7"> with a bounded queue</text:span></text:p>
                  </text:list-item>
                  <text:list-item>
                    <text:p text:style-name="P3"><text:span text:style-name="T7">Size your pool with a max size of 5x the number of cores you have</text:span></text:p>
                  </text:list-item>
                </text:list>
              </text:list-item>
              <text:list-item>
                <text:p text:style-name="P3"><text:span text:style-name="T7">My computation does not involve I/O</text:span></text:p>
                <text:list>
                  <text:list-item>
                    <text:p text:style-name="P3"><text:span text:style-name="T7">My computation does not involve heavy use of floating point operations</text:span></text:p>
                    <text:list>
                      <text:list-item>
                        <text:p text:style-name="P3"><text:span text:style-name="T7">Use the built in </text:span><text:span text:style-name="T8">ForkJoinPool.commonPool()</text:span><text:span text:style-name="T7"> to schedule your tasks</text:span></text:p>
                      </text:list-item>
                    </text:list>
                  </text:list-item>
                  <text:list-item>
                    <text:p text:style-name="P3"><text:span text:style-name="T7">My computation involves heavy use of floating point operations</text:span></text:p>
                    <text:list>
                      <text:list-item>
                        <text:p text:style-name="P3"><text:span text:style-name="T7">You need GPU support. Use something like deeplearning4j which will expose parallelism via </text:span><text:span text:style-name="T8">ParallelWrapper</text:span><text:span text:style-name="T7"> and </text:span><text:span text:style-name="T8">CudaEnvironment</text:span><text:span text:style-name="T7">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ove to decision #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3, What Kind of Code?</text:p>
          </draw:text-box>
        </draw:frame>
        <draw:frame draw:style-name="gr9" draw:text-style-name="P7" draw:layer="layout" svg:width="24.892cm" svg:height="10.808cm" svg:x="1.525cm" svg:y="4.065cm">
          <draw:text-box>
            <text:list text:style-name="L5">
              <text:list-item>
                <text:p text:style-name="P3"><text:span text:style-name="T7">My computation involves I/O (files, sockets, db connections, etc.)</text:span></text:p>
                <text:list>
                  <text:list-item>
                    <text:p text:style-name="P3"><text:span text:style-name="T7">Use plain vanilla Groovy or </text:span><text:span text:style-name="T8">@TypeChecked</text:span><text:span text:style-name="T7"> Groovy</text:span></text:p>
                  </text:list-item>
                  <text:list-item>
                    <text:p text:style-name="P3"><text:span text:style-name="T7">Move to Decision #4</text:span></text:p>
                  </text:list-item>
                </text:list>
              </text:list-item>
              <text:list-item>
                <text:p text:style-name="P3"><text:span text:style-name="T7">My computation is CPU intense and uses integral types (</text:span><text:span text:style-name="T8">short</text:span><text:span text:style-name="T7">, </text:span><text:span text:style-name="T8">int</text:span><text:span text:style-name="T7">, </text:span><text:span text:style-name="T8">long</text:span><text:span text:style-name="T7">, etc.)</text:span></text:p>
                <text:list>
                  <text:list-item>
                    <text:p text:style-name="P3"><text:span text:style-name="T7">Use </text:span><text:span text:style-name="T8">@CompileStatic</text:span><text:span text:style-name="T7"> Groovy or Java</text:span></text:p>
                  </text:list-item>
                  <text:list-item>
                    <text:p text:style-name="P3"><text:span text:style-name="T7">Move to Decision #4</text:span></text:p>
                  </text:list-item>
                </text:list>
              </text:list-item>
              <text:list-item>
                <text:p text:style-name="P3"><text:span text:style-name="T7">My computation involves floating point operations (machine learning, neural nets)</text:span></text:p>
                <text:list>
                  <text:list-item>
                    <text:p text:style-name="P3"><text:span text:style-name="T7">Use Fortran libraries (Blas, Linpack, Lapack)</text:span></text:p>
                  </text:list-item>
                  <text:list-item>
                    <text:p text:style-name="P3"><text:span text:style-name="T7">You’re done, good luck, hire a lot of Ph.D’s, be prepared for lots of results that are useless, hard to interpret, baffling...and rarely a real breakthrough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11-19T17:07:05.172670252</meta:creation-date>
    <meta:editing-duration>PT6H21M10S</meta:editing-duration>
    <meta:editing-cycles>30</meta:editing-cycles>
    <dc:date>2016-11-20T17:22:08.020261266</dc:date>
    <dc:creator>David Clark</dc:creator>
    <meta:generator>LibreOffice/5.1.4.2$Linux_X86_64 LibreOffice_project/10m0$Build-2</meta:generator>
    <meta:document-statistic meta:object-count="61"/>
  </office:meta>
</office:document-meta>
</file>